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099833"/>
    </style:style>
    <style:style style:name="T2" style:family="text">
      <style:text-properties officeooo:rsid="000af211"/>
    </style:style>
    <style:style style:name="T3" style:family="text">
      <style:text-properties officeooo:rsid="000c0f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ject Diary</text:p>
      <text:p text:style-name="Standard"/>
      <text:p text:style-name="P1">Friday</text:p>
      <text:p text:style-name="Standard">Start of new project text based adventure game. <text:span text:style-name="T1">Wrote out a basic overview story and choices we need to implement. </text:span><text:span text:style-name="T2">P</text:span><text:span text:style-name="T3">l</text:span><text:span text:style-name="T2">anned out rooms and choice using flow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10:49:53.024000000</meta:creation-date>
    <dc:date>2023-08-11T12:59:38.125000000</dc:date>
    <meta:editing-duration>PT2H9M42S</meta:editing-duration>
    <meta:editing-cycles>5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3" meta:word-count="30" meta:character-count="173" meta:non-whitespace-character-count="146"/>
  </office:meta>
</office:document-meta>
</file>